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DOCEN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EMAI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EXPERIME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PERIMENTO</text:p>
          </table:table-cell>
          <table:table-cell office:value-type="string" calcext:value-type="string">
            <text:p>AREA_ID</text:p>
          </table:table-cell>
          <table:table-cell office:value-type="string" calcext:value-type="string">
            <text:p>DESCRICA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AR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RE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ARQUI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EXPERIMENTO_I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AGENDAME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PERIMENTO_ID (TEMA)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URNO_I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TURN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URN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8:04:46.419183061</meta:creation-date>
    <dc:date>2022-11-21T17:24:05.338349033</dc:date>
    <meta:editing-duration>PT8H7M46S</meta:editing-duration>
    <meta:editing-cycles>1</meta:editing-cycles>
    <meta:generator>LibreOffice/7.3.7.2$Linux_X86_64 LibreOffice_project/30$Build-2</meta:generator>
    <meta:document-statistic meta:table-count="1" meta:cell-count="37" meta:object-count="0"/>
  </office:meta>
</office:document-meta>
</file>